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/>
      <style:text-properties fo:font-size="18pt" style:font-size-asian="18pt" style:font-size-complex="18pt"/>
    </style:style>
    <style:style style:name="P3" style:family="paragraph" style:parent-style-name="Standard">
      <style:paragraph-properties loext:contextual-spacing="false" fo:margin-top="0cm" fo:margin-bottom="0cm"/>
      <style:text-properties fo:font-size="14pt" style:font-size-asian="14pt" style:font-size-complex="14pt"/>
    </style:style>
    <style:style style:name="P4" style:family="paragraph" style:parent-style-name="Standard">
      <style:paragraph-properties loext:contextual-spacing="false" fo:margin-top="0cm" fo:margin-bottom="0cm"/>
      <style:text-properties fo:font-size="10pt" style:font-size-asian="10pt" style:font-size-complex="10pt"/>
    </style:style>
    <style:style style:name="P5" style:family="paragraph" style:parent-style-name="Standard" style:master-page-name="Standard">
      <style:paragraph-properties loext:contextual-spacing="false" fo:margin-top="0cm" fo:margin-bottom="0cm" style:page-number="1"/>
      <style:text-properties fo:font-size="18pt" style:font-size-asian="18pt" style:font-size-complex="18pt"/>
    </style:style>
    <style:style style:name="P6" style:family="paragraph" style:parent-style-name="Standard">
      <style:paragraph-properties loext:contextual-spacing="false" fo:margin-top="0cm" fo:margin-bottom="0cm"/>
      <style:text-properties fo:font-size="14pt" style:font-size-asian="14pt" style:font-size-complex="14pt"/>
    </style:style>
    <style:style style:name="P7" style:family="paragraph" style:parent-style-name="Standard">
      <style:paragraph-properties loext:contextual-spacing="false" fo:margin-top="0cm" fo:margin-bottom="0cm"/>
      <style:text-properties fo:font-size="10pt" style:font-size-asian="10pt" style:font-size-complex="10pt"/>
    </style:style>
    <style:style style:name="P8" style:family="paragraph" style:parent-style-name="Standard">
      <style:paragraph-properties fo:margin-left="1.27cm" fo:margin-right="0cm" fo:text-indent="-0.635cm" style:auto-text-indent="false"/>
      <style:text-properties fo:font-size="10pt" style:font-size-asian="10pt" style:font-size-complex="10pt"/>
    </style:style>
    <style:style style:name="P9" style:family="paragraph" style:parent-style-name="Standard" style:list-style-name="WWNum1">
      <style:paragraph-properties fo:margin-left="1.27cm" fo:margin-right="0cm" fo:text-indent="-0.635cm" style:auto-text-indent="false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úsqueda de profesor particular</text:p>
      <text:p text:style-name="P2"/>
      <text:p text:style-name="P3">Introducción: </text:p>
      <text:p text:style-name="P1"><text:span text:style-name="T1"><text:s text:c="3"/>1.</text:span><text:span text:style-name="T2">Caso de uso del sistema</text:span></text:p>
      <text:p text:style-name="P3"><text:s text:c="5"/>Una academia ofrece profesores particulares a domicilio de 16:00 a 21:00. Los clientes (alumnos) podrán seleccionar al profesor que quieran del listado de profesores (con su información de materia que imparten…) y quedar para la próxima hora.</text:p>
      <text:p text:style-name="P3"/>
      <text:p text:style-name="P1"><text:span text:style-name="T1">2.</text:span><text:span text:style-name="T2">Requisitos funcionales</text:span><text:span text:style-name="T3"> </text:span></text:p>
      <text:list xml:id="list7858319146045037128" text:style-name="WWNum1">
        <text:list-item>
          <text:p text:style-name="P9">Habrá un login en la parte superior derecha en la que se indicará usuario y contraseña. También habrá un botón para registrarse como alumno o como profesor.</text:p>
        </text:list-item>
      </text:list>
      <text:p text:style-name="P8">EXTENDIDO, CONSIDERAMOS QUE LOS ALUMNOS YA ESTÁN EN EL SISTEMA</text:p>
      <text:list xml:id="list125608057" text:continue-numbering="true" text:style-name="WWNum1">
        <text:list-item>
          <text:p text:style-name="P9">Los alumnos podrán ver el listado de profesores y tendrán un botón seleccionar con el cual, el profesor quedará reservado y le llamará instantáneamente el alumno al profesor para quedar con él. El profesor cuando termine la clase ya no estará como reservado y se podrá seleccionar de nuevo.</text:p>
        </text:list-item>
      </text:list>
      <text:p text:style-name="P8">LO DE LA LLAMADA SE OBVIA, SIMPLEMENTE SELECCIONAR PROFESOR DE UNA LISTA Y UNA FECHA</text:p>
      <text:p text:style-name="P8">EL PROFESOR ENTRARÁ AL SISTEMA Y VERÁ SUS ASIGNACIONES, TENDRÁ UNA OPCIÓN PARA ELIMINAR LA RESERVA QUE QUIERA QUEDANDO LIBERADO </text:p>
      <text:p text:style-name="P8"/>
      <text:list xml:id="list687335002" text:continue-numbering="true" text:style-name="WWNum1">
        <text:list-item>
          <text:p text:style-name="P9">Los profesores tienen un listado de libros (donde aparece el número de páginas del libro) y ellos les pondrán en el perfil del usuario las páginas del libro que tienen que hacer como ejercicio.</text:p>
        </text:list-item>
      </text:list>
      <text:p text:style-name="P8">OPCIÓN MODIFICAR ASIGNACIÓN, ANOTANDO UNA PÁGINA DEL LIBRO</text:p>
      <text:p text:style-name="P8"/>
      <text:list xml:id="list1293987405" text:continue-numbering="true" text:style-name="WWNum1">
        <text:list-item>
          <text:p text:style-name="P9">Habrá una pestaña para comprar los libros de los que tienen que hacer los ejercicios.</text:p>
        </text:list-item>
      </text:list>
      <text:p text:style-name="P4">EXTENDIDO</text:p>
      <text:p text:style-name="P4"/>
      <text:p text:style-name="P4">INCLUIR UNA OPCIÓN DE ALUMNO DONDE VEA TODAS LAS ASIGNACIONES DE PROFESOR QUE TIEN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true" fo:margin-top="0cm" fo:margin-bottom="0cm"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document-statistic meta:table-count="0" meta:image-count="0" meta:object-count="0" meta:page-count="1" meta:paragraph-count="15" meta:word-count="246" meta:character-count="1497"/>
    <dc:date>2018-11-12T19:14:15</dc:date>
    <dc:creator>Alejandro Jurado</dc:creator>
    <meta:editing-duration>PT4M6S</meta:editing-duration>
    <meta:editing-cycles>1</meta:editing-cycles>
  </office:meta>
</office:document-meta>
</file>